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86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2.81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0" style:family="table-cell" style:parent-style-name="Default">
      <style:text-properties style:text-position="" style:text-underline-style="none"/>
    </style:style>
    <style:style style:name="ce35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  <style:text-properties style:text-underline-style="none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4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31" style:family="table-cell" style:parent-style-name="Default" style:data-style-name="N100"/>
    <style:style style:name="ce32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2"/>
    <style:style style:name="ce34" style:family="table-cell" style:parent-style-name="Default">
      <style:text-properties style:text-underline-style="none"/>
    </style:style>
    <style:style style:name="ce36" style:family="table-cell" style:parent-style-name="Default" style:data-style-name="N2">
      <style:text-properties style:text-underline-style="none"/>
    </style:style>
    <style:style style:name="ce37" style:family="table-cell" style:parent-style-name="Default" style:data-style-name="N11">
      <style:text-properties style:text-underline-style="none"/>
    </style:style>
    <style:style style:name="ce38" style:family="table-cell" style:parent-style-name="Default" style:data-style-name="N109"/>
    <style:style style:name="ce39" style:family="table-cell" style:parent-style-name="Default" style:data-style-name="N11"/>
    <style:style style:name="ce40" style:family="table-cell" style:parent-style-name="Default" style:data-style-name="N11">
      <style:table-cell-properties style:text-align-source="value-type" style:repeat-content="false"/>
      <style:paragraph-properties fo:margin-left="0cm"/>
    </style:style>
    <style:style style:name="ce41" style:family="table-cell" style:parent-style-name="Default" style:data-style-name="N111"/>
  </office:automatic-styles>
  <office:body>
    <office:spreadsheet>
      <table:table table:name="retardo y potencia" table:style-name="ta1">
        <table:table-column table:style-name="co2" table:default-cell-style-name="Default"/>
        <table:table-column table:style-name="co3" table:default-cell-style-name="ce12"/>
        <table:table-column table:style-name="co5" table:default-cell-style-name="ce17"/>
        <table:table-column table:style-name="co4" table:default-cell-style-name="Default"/>
        <table:table-column table:style-name="co6" table:default-cell-style-name="ce12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2">
          <table:table-cell table:style-name="ce3" office:value-type="string">
            <text:p>Arquitectura</text:p>
          </table:table-cell>
          <table:table-cell table:style-name="ce8" office:value-type="string">
            <text:p>bits</text:p>
          </table:table-cell>
          <table:table-cell table:style-name="ce13" office:value-type="string">
            <text:p>área [um2]</text:p>
          </table:table-cell>
          <table:table-cell table:style-name="ce8" office:value-type="string">
            <text:p>área [mm2]</text:p>
          </table:table-cell>
          <table:table-cell table:style-name="ce24" office:value-type="string">
            <text:p>tp [ns]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  <table:table-cell office:value-type="string">
            <text:p>Potencia estimada [uW]</text:p>
          </table:table-cell>
          <table:table-cell office:value-type="string">
            <text:p>Mejora t_p </text:p>
          </table:table-cell>
          <table:table-cell office:value-type="string">
            <text:p>Potencia en %</text:p>
          </table:table-cell>
          <table:table-cell office:value-type="string">
            <text:p>Área en %</text:p>
          </table:table-cell>
          <table:table-cell office:value-type="string">
            <text:p>PPP</text:p>
          </table:table-cell>
          <table:table-cell/>
        </table:table-row>
        <table:table-row table:style-name="ro2">
          <table:table-cell table:style-name="ce4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 office:value-type="float" office:value="3.08">
            <text:p>3,08</text:p>
          </table:table-cell>
          <table:table-cell table:style-name="ce31" office:value-type="float" office:value="262.22">
            <text:p>262,22</text:p>
          </table:table-cell>
          <table:table-cell table:style-name="ce31" office:value-type="float" office:value="0.026">
            <text:p>0,026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4" office:value-type="string">
            <text:p>Ripple Carry</text:p>
          </table:table-cell>
          <table:table-cell table:style-name="ce9" office:value-type="float" office:value="8">
            <text:p>8</text:p>
          </table:table-cell>
          <table:table-cell table:style-name="ce14" office:value-type="float" office:value="7836.44">
            <text:p>7836,44</text:p>
          </table:table-cell>
          <table:table-cell table:style-name="ce19" table:formula="of:=[.C5]/1000000" office:value-type="float" office:value="0.00783644">
            <text:p>0,00783644</text:p>
          </table:table-cell>
          <table:table-cell table:style-name="ce25" office:value-type="float" office:value="3.325">
            <text:p>3,325</text:p>
          </table:table-cell>
          <table:table-cell office:value-type="float" office:value="838.27">
            <text:p>838,27</text:p>
          </table:table-cell>
          <table:table-cell table:formula="of:=[.F5]/[cell_instances.D8]*[.E5]/1000" office:value-type="float" office:value="0.0253386159090909">
            <text:p>0,0253386159</text:p>
          </table:table-cell>
          <table:table-cell table:style-name="ce36" table:formula="of:=0.026*[cell_instances.D8]/([.E5]/1000)" office:value-type="float" office:value="860.15037593985">
            <text:p>860,15</text:p>
          </table:table-cell>
          <table:table-cell table:style-name="ce36" table:formula="of:=[.E5]/[.E5]" office:value-type="float" office:value="1">
            <text:p>1,00</text:p>
          </table:table-cell>
          <table:table-cell table:number-columns-repeated="2"/>
          <table:table-cell table:style-name="ce41" table:formula="of:=[.F5]*[.E5]/1000" office:value-type="float" office:value="2.78724775">
            <text:p>2,8</text:p>
          </table:table-cell>
          <table:table-cell/>
        </table:table-row>
        <table:table-row table:style-name="ro2">
          <table:table-cell table:style-name="ce5"/>
          <table:table-cell table:style-name="ce10" office:value-type="float" office:value="16">
            <text:p>16</text:p>
          </table:table-cell>
          <table:table-cell table:style-name="ce15" office:value-type="float" office:value="16146">
            <text:p>16146</text:p>
          </table:table-cell>
          <table:table-cell table:style-name="ce20" table:formula="of:=[.C6]/1000000" office:value-type="float" office:value="0.016146">
            <text:p>0,016146</text:p>
          </table:table-cell>
          <table:table-cell table:style-name="ce26" office:value-type="float" office:value="6.01">
            <text:p>6,01</text:p>
          </table:table-cell>
          <table:table-cell table:style-name="ce32" office:value-type="float" office:value="1033.06896">
            <text:p>1033,07</text:p>
          </table:table-cell>
          <table:table-cell/>
          <table:table-cell table:style-name="ce33" table:formula="of:=0.026*[cell_instances.H8]/([.E6]/1000)" office:value-type="float" office:value="943.094841930117">
            <text:p>943,09</text:p>
          </table:table-cell>
          <table:table-cell table:style-name="ce36" table:formula="of:=[.E6]/[.E6]" office:value-type="float" office:value="1">
            <text:p>1,00</text:p>
          </table:table-cell>
          <table:table-cell table:number-columns-repeated="2"/>
          <table:table-cell table:style-name="ce41" table:formula="of:=[.F6]*[.E6]/1000" office:value-type="float" office:value="6.2087444496">
            <text:p>6,2</text:p>
          </table:table-cell>
          <table:table-cell/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6" office:value-type="float" office:value="35101.6">
            <text:p>35101,6</text:p>
          </table:table-cell>
          <table:table-cell table:style-name="ce21" table:formula="of:=[.C7]/1000000" office:value-type="float" office:value="0.0351016">
            <text:p>0,0351016</text:p>
          </table:table-cell>
          <table:table-cell table:style-name="ce27" office:value-type="float" office:value="11.5">
            <text:p>11,5</text:p>
          </table:table-cell>
          <table:table-cell table:style-name="ce33" office:value-type="float" office:value="1032.97">
            <text:p>1032,97</text:p>
          </table:table-cell>
          <table:table-cell table:style-name="ce34"/>
          <table:table-cell table:style-name="ce33" table:formula="of:=0.026*[cell_instances.L8]/([.E7]/1000)" office:value-type="float" office:value="981.217391304348">
            <text:p>981,22</text:p>
          </table:table-cell>
          <table:table-cell table:style-name="ce36" table:formula="of:=[.E7]/[.E7]" office:value-type="float" office:value="1">
            <text:p>1,00</text:p>
          </table:table-cell>
          <table:table-cell table:number-columns-repeated="2"/>
          <table:table-cell table:style-name="ce41" table:formula="of:=[.F7]*[.E7]/1000" office:value-type="float" office:value="11.879155">
            <text:p>11,9</text:p>
          </table:table-cell>
          <table:table-cell/>
        </table:table-row>
        <table:table-row table:style-name="ro2">
          <table:table-cell table:style-name="ce7" office:value-type="string">
            <text:p>Brent Kung</text:p>
          </table:table-cell>
          <table:table-cell table:style-name="ce10" office:value-type="float" office:value="8">
            <text:p>8</text:p>
          </table:table-cell>
          <table:table-cell table:style-name="ce15" office:value-type="float" office:value="9919">
            <text:p>9919</text:p>
          </table:table-cell>
          <table:table-cell table:style-name="ce20" table:formula="of:=[.C8]/1000000" office:value-type="float" office:value="0.009919">
            <text:p>0,009919</text:p>
          </table:table-cell>
          <table:table-cell table:style-name="ce28" office:value-type="float" office:value="1.95">
            <text:p>1,95</text:p>
          </table:table-cell>
          <table:table-cell table:style-name="ce33" office:value-type="float" office:value="1095.91">
            <text:p>1095,91</text:p>
          </table:table-cell>
          <table:table-cell table:formula="of:=[.F8]/[cell_instances.D16]*[.E8]/1000" office:value-type="float" office:value="0.0176613595041322">
            <text:p>0,0176613595</text:p>
          </table:table-cell>
          <table:table-cell table:style-name="ce33" table:formula="of:=0.026*[cell_instances.D16]/([.E8]/1000)" office:value-type="float" office:value="1613.33333333333">
            <text:p>1613,33</text:p>
          </table:table-cell>
          <table:table-cell table:style-name="ce37" table:formula="of:=[.E5]/[.E8]" office:value-type="percentage" office:value="1.70512820512821">
            <text:p>170,51%</text:p>
          </table:table-cell>
          <table:table-cell table:style-name="ce38" table:formula="of:=[.F8]/[.F5]*100" office:value-type="float" office:value="130.734727474441">
            <text:p>130,73</text:p>
          </table:table-cell>
          <table:table-cell table:style-name="ce39" table:formula="of:=[.C8]/[.C5]" office:value-type="percentage" office:value="1.26575332676573">
            <text:p>126,58%</text:p>
          </table:table-cell>
          <table:table-cell table:style-name="ce41" table:formula="of:=[.F8]*[.E8]/1000" office:value-type="float" office:value="2.1370245">
            <text:p>2,1</text:p>
          </table:table-cell>
          <table:table-cell table:style-name="ce37" table:formula="of:=[.E8]/[.E5]" office:value-type="percentage" office:value="0.586466165413534">
            <table:detective>
              <table:highlighted-range table:cell-range-address="'retardo y potencia'.E8:'retardo y potencia'.E8" table:direction="from-same-table"/>
              <table:highlighted-range table:cell-range-address="'retardo y potencia'.E5:'retardo y potencia'.E5" table:direction="from-same-table"/>
              <table:operation table:name="trace-precedents" table:index="0"/>
            </table:detective>
            <text:p>58,65%</text:p>
          </table:table-cell>
        </table:table-row>
        <table:table-row table:style-name="ro2">
          <table:table-cell table:style-name="ce5"/>
          <table:table-cell table:style-name="ce10" office:value-type="float" office:value="16">
            <text:p>16</text:p>
          </table:table-cell>
          <table:table-cell table:style-name="ce15" office:value-type="float" office:value="23793">
            <text:p>23793</text:p>
          </table:table-cell>
          <table:table-cell table:style-name="ce20" table:formula="of:=[.C9]/1000000" office:value-type="float" office:value="0.023793">
            <text:p>0,023793</text:p>
          </table:table-cell>
          <table:table-cell table:style-name="ce28" office:value-type="float" office:value="4.1">
            <text:p>4,1</text:p>
          </table:table-cell>
          <table:table-cell table:style-name="ce33" table:formula="of:=[.H9]" office:value-type="float" office:value="1651.9512195122">
            <text:p>1651,95</text:p>
          </table:table-cell>
          <table:table-cell/>
          <table:table-cell table:style-name="ce33" table:formula="of:=0.026*[cell_instances.H16]/([.E9]/1000)" office:value-type="float" office:value="1651.9512195122">
            <text:p>1651,95</text:p>
          </table:table-cell>
          <table:table-cell table:style-name="ce37" table:formula="of:=[.E6]/[.E9]" office:value-type="percentage" office:value="1.46585365853659">
            <text:p>146,59%</text:p>
          </table:table-cell>
          <table:table-cell table:style-name="ce38" table:formula="of:=[.F9]/[.F6]*100" office:value-type="float" office:value="159.907158522331">
            <text:p>159,91</text:p>
          </table:table-cell>
          <table:table-cell table:style-name="ce39" table:formula="of:=[.C9]/[.C6]" office:value-type="percentage" office:value="1.47361575622445">
            <text:p>147,36%</text:p>
          </table:table-cell>
          <table:table-cell table:style-name="ce41" table:formula="of:=[.F9]*[.E9]/1000" office:value-type="float" office:value="6.773">
            <text:p>6,8</text:p>
          </table:table-cell>
          <table:table-cell table:style-name="ce37" table:formula="of:=[.E9]/[.E6]" office:value-type="percentage" office:value="0.682196339434276">
            <text:p>68,22%</text:p>
          </table:table-cell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6" office:value-type="float" office:value="56981.93">
            <text:p>56981,93</text:p>
          </table:table-cell>
          <table:table-cell table:style-name="ce21" table:formula="of:=[.C10]/1000000" office:value-type="float" office:value="0.05698193">
            <text:p>0,05698193</text:p>
          </table:table-cell>
          <table:table-cell table:style-name="ce27" office:value-type="float" office:value="6.9">
            <text:p>6,9</text:p>
          </table:table-cell>
          <table:table-cell table:style-name="ce33" table:formula="of:=[.H10]" office:value-type="float" office:value="2049.85507246377">
            <text:p>2049,86</text:p>
          </table:table-cell>
          <table:table-cell/>
          <table:table-cell table:style-name="ce33" table:formula="of:=0.026*[cell_instances.L16]/([.E10]/1000)" office:value-type="float" office:value="2049.85507246377">
            <text:p>2049,86</text:p>
          </table:table-cell>
          <table:table-cell table:style-name="ce37" table:formula="of:=[.E7]/[.E10]" office:value-type="percentage" office:value="1.66666666666667">
            <text:p>166,67%</text:p>
          </table:table-cell>
          <table:table-cell table:style-name="ce38" table:formula="of:=[.F10]/[.F7]*100" office:value-type="float" office:value="198.442846594167">
            <text:p>198,44</text:p>
          </table:table-cell>
          <table:table-cell table:style-name="ce39" table:formula="of:=[.C10]/[.C7]" office:value-type="percentage" office:value="1.62334281058413">
            <text:p>162,33%</text:p>
          </table:table-cell>
          <table:table-cell table:style-name="ce41" table:formula="of:=[.F10]*[.E10]/1000" office:value-type="float" office:value="14.144">
            <text:p>14,1</text:p>
          </table:table-cell>
          <table:table-cell table:style-name="ce37" table:formula="of:=[.E10]/[.E7]" office:value-type="percentage" office:value="0.6">
            <text:p>60,00%</text:p>
          </table:table-cell>
        </table:table-row>
        <table:table-row table:style-name="ro2">
          <table:table-cell table:style-name="ce7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2" table:formula="of:=[.C11]/1000000" office:value-type="float" office:value="0.01135491">
            <text:p>0,01135491</text:p>
          </table:table-cell>
          <table:table-cell table:style-name="ce28" office:value-type="float" office:value="1.4">
            <text:p>1,4</text:p>
          </table:table-cell>
          <table:table-cell table:style-name="ce33" table:formula="of:=[.H11]" office:value-type="float" office:value="2330.71428571429">
            <text:p>2330,71</text:p>
          </table:table-cell>
          <table:table-cell/>
          <table:table-cell table:style-name="ce33" table:formula="of:=0.026*[cell_instances.D24]/([.E11]/1000)" office:value-type="float" office:value="2330.71428571429">
            <text:p>2330,71</text:p>
          </table:table-cell>
          <table:table-cell table:style-name="ce37" table:formula="of:=[.E5]/[.E11]" office:value-type="percentage" office:value="2.375">
            <text:p>237,50%</text:p>
          </table:table-cell>
          <table:table-cell table:style-name="ce33" table:formula="of:=[.F11]/[.F5]*100" office:value-type="float" office:value="278.038613539109">
            <text:p>278,04</text:p>
          </table:table-cell>
          <table:table-cell table:style-name="ce39" table:formula="of:=[.C11]/[.C5]" office:value-type="percentage" office:value="1.44898831612314">
            <text:p>144,90%</text:p>
          </table:table-cell>
          <table:table-cell table:style-name="ce41" table:formula="of:=[.F11]*[.E11]/1000" office:value-type="float" office:value="3.263">
            <text:p>3,3</text:p>
          </table:table-cell>
          <table:table-cell table:style-name="ce37" table:formula="of:=[.E11]/[.E5]" office:value-type="percentage" office:value="0.421052631578947">
            <text:p>42,11%</text:p>
          </table:table-cell>
        </table:table-row>
        <table:table-row table:style-name="ro2">
          <table:table-cell table:style-name="ce5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2" table:formula="of:=[.C12]/1000000" office:value-type="float" office:value="0.03228402">
            <text:p>0,03228402</text:p>
          </table:table-cell>
          <table:table-cell table:style-name="ce28" office:value-type="float" office:value="3.1">
            <text:p>3,1</text:p>
          </table:table-cell>
          <table:table-cell table:style-name="ce33" table:formula="of:=[.H12]" office:value-type="float" office:value="2411.29032258065">
            <text:p>2411,29</text:p>
          </table:table-cell>
          <table:table-cell/>
          <table:table-cell table:style-name="ce33" table:formula="of:=0.026*[cell_instances.H24]/([.E12]/1000)" office:value-type="float" office:value="2411.29032258065">
            <text:p>2411,29</text:p>
          </table:table-cell>
          <table:table-cell table:style-name="ce37" table:formula="of:=[.E6]/[.E12]" office:value-type="percentage" office:value="1.93870967741935">
            <text:p>193,87%</text:p>
          </table:table-cell>
          <table:table-cell table:style-name="ce33" table:formula="of:=[.F12]/[.F6]*100" office:value-type="float" office:value="233.410393298492">
            <text:p>233,41</text:p>
          </table:table-cell>
          <table:table-cell table:style-name="ce39" table:formula="of:=[.C12]/[.C6]" office:value-type="percentage" office:value="1.99950575994054">
            <text:p>199,95%</text:p>
          </table:table-cell>
          <table:table-cell table:style-name="ce41" table:formula="of:=[.F12]*[.E12]/1000" office:value-type="float" office:value="7.475">
            <text:p>7,5</text:p>
          </table:table-cell>
          <table:table-cell table:style-name="ce37" table:formula="of:=[.E12]/[.E6]" office:value-type="percentage" office:value="0.515806988352745">
            <text:p>51,58%</text:p>
          </table:table-cell>
        </table:table-row>
        <table:table-row table:style-name="ro2">
          <table:table-cell table:style-name="ce6"/>
          <table:table-cell table:style-name="ce11" office:value-type="float" office:value="32">
            <text:p>32</text:p>
          </table:table-cell>
          <table:table-cell table:style-name="ce18" office:value-type="float" office:value="87021.55">
            <text:p>87021,55</text:p>
          </table:table-cell>
          <table:table-cell table:style-name="ce23" table:formula="of:=[.C13]/1000000" office:value-type="float" office:value="0.08702155">
            <text:p>0,08702155</text:p>
          </table:table-cell>
          <table:table-cell table:style-name="ce29" office:value-type="float" office:value="5.2">
            <text:p>5,2</text:p>
          </table:table-cell>
          <table:table-cell table:style-name="ce33" table:formula="of:=[.H13]" office:value-type="float" office:value="3237.5">
            <text:p>3237,50</text:p>
          </table:table-cell>
          <table:table-cell/>
          <table:table-cell table:style-name="ce33" table:formula="of:=0.026*[cell_instances.L24]/([.E13]/1000)" office:value-type="float" office:value="3237.5">
            <text:p>3237,50</text:p>
          </table:table-cell>
          <table:table-cell table:style-name="ce37" table:formula="of:=[.E7]/[.E13]" office:value-type="percentage" office:value="2.21153846153846">
            <text:p>221,15%</text:p>
          </table:table-cell>
          <table:table-cell table:style-name="ce33" table:formula="of:=[.F13]/[.F7]*100" office:value-type="float" office:value="313.416652952167">
            <text:p>313,42</text:p>
          </table:table-cell>
          <table:table-cell table:style-name="ce40" table:formula="of:=[.C13]/[.C7]" office:value-type="percentage" office:value="2.47913342981517">
            <text:p>247,91%</text:p>
          </table:table-cell>
          <table:table-cell table:style-name="ce41" table:formula="of:=[.F13]*[.E13]/1000" office:value-type="float" office:value="16.835">
            <text:p>16,8</text:p>
          </table:table-cell>
          <table:table-cell table:style-name="ce37" table:formula="of:=[.E13]/[.E7]" office:value-type="percentage" office:value="0.452173913043478">
            <text:p>45,22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formula="of:=[.E13]/[.E10]" office:value-type="float" office:value="0.753623188405797">
            <text:p>0,7536231884</text:p>
          </table:table-cell>
          <table:table-cell table:formula="of:=[.F10]/[.F13]" office:value-type="float" office:value="0.633159867942476">
            <text:p>0,6331598679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Aparenntemente las simulaciones de ripple carry están mal hechas (mucho tiempo tienen el de 16 y 32)</text:p>
          </table:table-cell>
          <table:table-cell table:number-columns-repeated="12"/>
        </table:table-row>
        <table:table-row table:style-name="ro2">
          <table:table-cell office:value-type="string">
            <text:p>También dudo de la de brent kung de 16 bits, ya que hace que la potencia estimada sea menor que la de 8 bits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-0.00103297788</text:p>
          </table:table-cell>
          <table:table-cell table:number-columns-repeated="7"/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ell_instances" table:style-name="ta1">
        <table:table-column table:style-name="co4" table:number-columns-repeated="12" table:default-cell-style-name="Default"/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ripple carry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ipple carry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ripple Carry 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and2{lay}</text:p>
          </table:table-cell>
          <table:table-cell table:formula="of:=[.B4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nd2{lay}</text:p>
          </table:table-cell>
          <table:table-cell table:formula="of:=[.F4]*3/2" office:value-type="float" office:value="48">
            <text:p>4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nd2{lay}</text:p>
          </table:table-cell>
          <table:table-cell table:formula="of:=[.J4]*3/2" office:value-type="float" office:value="96">
            <text:p>96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id{lay}</text:p>
          </table:table-cell>
          <table:table-cell table:formula="of:=[.B5]"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id{lay}</text:p>
          </table:table-cell>
          <table:table-cell table:formula="of:=[.F5]"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id{lay}</text:p>
          </table:table-cell>
          <table:table-cell table:formula="of:=[.J5]" office:value-type="float" office:value="98">
            <text:p>9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or2{lay}</text:p>
          </table:table-cell>
          <table:table-cell table:formula="of:=[.B6]*3/2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r2{lay}</text:p>
          </table:table-cell>
          <table:table-cell table:formula="of:=[.F6]*3/2"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{lay}</text:p>
          </table:table-cell>
          <table:table-cell table:formula="of:=[.J6]*3/2" office:value-type="float" office:value="48">
            <text:p>4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xor2{lay}</text:p>
          </table:table-cell>
          <table:table-cell table:formula="of:=[.B7]*3" office:value-type="float" office:value="48">
            <text:p>4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xor2{lay}</text:p>
          </table:table-cell>
          <table:table-cell table:formula="of:=[.F7]*3"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xor2{lay}</text:p>
          </table:table-cell>
          <table:table-cell table:formula="of:=[.J7]*3" office:value-type="float" office:value="192">
            <text:p>192</text:p>
          </table:table-cell>
        </table:table-row>
        <table:table-row table:style-name="ro2">
          <table:table-cell/>
          <table:table-cell table:formula="of:=SUM([.B4:.B7])" office:value-type="float" office:value="66">
            <text:p>66</text:p>
          </table:table-cell>
          <table:table-cell office:value-type="string">
            <text:p>total</text:p>
          </table:table-cell>
          <table:table-cell table:style-name="ce30" table:formula="of:=SUM([.D4:.D7])" office:value-type="float" office:value="110">
            <text:p>110</text:p>
          </table:table-cell>
          <table:table-cell/>
          <table:table-cell table:formula="of:=SUM([.F4:.F7])" office:value-type="float" office:value="130">
            <text:p>130</text:p>
          </table:table-cell>
          <table:table-cell office:value-type="string">
            <text:p>total</text:p>
          </table:table-cell>
          <table:table-cell table:style-name="ce30" table:formula="of:=SUM([.H4:.H7])" office:value-type="float" office:value="218">
            <text:p>218</text:p>
          </table:table-cell>
          <table:table-cell/>
          <table:table-cell table:formula="of:=SUM([.J4:.J7])" office:value-type="float" office:value="258">
            <text:p>258</text:p>
          </table:table-cell>
          <table:table-cell office:value-type="string">
            <text:p>total</text:p>
          </table:table-cell>
          <table:table-cell table:formula="of:=SUM([.L4:.L7])" office:value-type="float" office:value="434">
            <text:p>43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bk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bk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and2_1x{lay}</text:p>
          </table:table-cell>
          <table:table-cell table:formula="of:=[.B12]*3/2" office:value-type="float" office:value="34.5">
            <text:p>34,5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and2{lay}</text:p>
          </table:table-cell>
          <table:table-cell table:formula="of:=[.F12]*3/2" office:value-type="float" office:value="79.5">
            <text:p>79,5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and2{lay}</text:p>
          </table:table-cell>
          <table:table-cell table:formula="of:=[.J12]*3/2" office:value-type="float" office:value="172.5">
            <text:p>172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13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13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13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or2_1x{lay}</text:p>
          </table:table-cell>
          <table:table-cell table:formula="of:=[.B14]*3/2" office:value-type="float" office:value="16.5">
            <text:p>16,5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or2{lay}</text:p>
          </table:table-cell>
          <table:table-cell table:formula="of:=[.F14]*3/2" office:value-type="float" office:value="39">
            <text:p>39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or2{lay}</text:p>
          </table:table-cell>
          <table:table-cell table:formula="of:=[.J14]*3/2" office:value-type="float" office:value="85.5">
            <text:p>85,5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15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{lay}</text:p>
          </table:table-cell>
          <table:table-cell table:formula="of:=[.F15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{lay}</text:p>
          </table:table-cell>
          <table:table-cell table:formula="of:=[.J15]*3" office:value-type="float" office:value="189">
            <text:p>189</text:p>
          </table:table-cell>
        </table:table-row>
        <table:table-row table:style-name="ro2">
          <table:table-cell/>
          <table:table-cell table:formula="of:=SUM([.B12:.B15])" office:value-type="float" office:value="74">
            <text:p>74</text:p>
          </table:table-cell>
          <table:table-cell office:value-type="string">
            <text:p>total</text:p>
          </table:table-cell>
          <table:table-cell table:formula="of:=SUM([.D12:.D15])" office:value-type="float" office:value="121">
            <text:p>121</text:p>
          </table:table-cell>
          <table:table-cell/>
          <table:table-cell table:formula="of:=SUM([.F12:.F15])" office:value-type="float" office:value="159">
            <text:p>159</text:p>
          </table:table-cell>
          <table:table-cell office:value-type="string">
            <text:p>total</text:p>
          </table:table-cell>
          <table:table-cell table:formula="of:=SUM([.H12:.H15])" office:value-type="float" office:value="260.5">
            <text:p>260,5</text:p>
          </table:table-cell>
          <table:table-cell/>
          <table:table-cell table:style-name="ce30" table:formula="of:=SUM([.J12:.J15])" office:value-type="float" office:value="332">
            <text:p>332</text:p>
          </table:table-cell>
          <table:table-cell table:style-name="ce30" office:value-type="string">
            <text:p>total</text:p>
          </table:table-cell>
          <table:table-cell table:formula="of:=SUM([.L12:.L15])" office:value-type="float" office:value="544">
            <text:p>544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/>
          <table:table-cell office:value-type="string">
            <text:p>sk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kl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office:value-type="string">
            <text:p>Count</text:p>
          </table:table-cell>
          <table:table-cell office:value-type="string">
            <text:p>Instance</text:p>
          </table:table-cell>
          <table:table-cell office:value-type="string">
            <text:p>id_eq_cells</text:p>
          </table:table-cell>
          <table:table-cell/>
          <table:table-cell table:style-name="ce35" office:value-type="string">
            <text:p>Count</text:p>
          </table:table-cell>
          <table:table-cell table:style-name="ce35" office:value-type="string">
            <text:p>Instance</text:p>
          </table:table-cell>
          <table:table-cell office:value-type="string">
            <text:p>id_eq_cells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and2_1x{lay}</text:p>
          </table:table-cell>
          <table:table-cell table:formula="of:=[.B20]*3/2" office:value-type="float" office:value="37.5">
            <text:p>37,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and2_1x{lay}</text:p>
          </table:table-cell>
          <table:table-cell table:formula="of:=[.F20]*3/2" office:value-type="float" office:value="97.5">
            <text:p>97,5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and2_1x{lay}</text:p>
          </table:table-cell>
          <table:table-cell table:formula="of:=[.J20]*3/2" office:value-type="float" office:value="241.5">
            <text:p>241,5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id{lay}</text:p>
          </table:table-cell>
          <table:table-cell table:formula="of:=[.B21]" office:value-type="float" office:value="25">
            <text:p>25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id{lay}</text:p>
          </table:table-cell>
          <table:table-cell table:formula="of:=[.F21]" office:value-type="float" office:value="49">
            <text:p>4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id{lay}</text:p>
          </table:table-cell>
          <table:table-cell table:formula="of:=[.J21]" office:value-type="float" office:value="97">
            <text:p>97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or2_1x{lay}</text:p>
          </table:table-cell>
          <table:table-cell table:formula="of:=[.B22]*3/2" office:value-type="float" office:value="18">
            <text:p>18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or2_1x{lay}</text:p>
          </table:table-cell>
          <table:table-cell table:formula="of:=[.F22]*3/2"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or2_1x{lay}</text:p>
          </table:table-cell>
          <table:table-cell table:formula="of:=[.J22]*3/2" office:value-type="float" office:value="120">
            <text:p>12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xor2_1x{lay}</text:p>
          </table:table-cell>
          <table:table-cell table:formula="of:=[.B23]*3"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xor2_1x{lay}</text:p>
          </table:table-cell>
          <table:table-cell table:formula="of:=[.F23]*3" office:value-type="float" office:value="93">
            <text:p>9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xor2_1x{lay}</text:p>
          </table:table-cell>
          <table:table-cell table:formula="of:=[.J23]*3" office:value-type="float" office:value="189">
            <text:p>189</text:p>
          </table:table-cell>
        </table:table-row>
        <table:table-row table:style-name="ro2">
          <table:table-cell/>
          <table:table-cell table:formula="of:=SUM([.B20:.B23])" office:value-type="float" office:value="77">
            <text:p>77</text:p>
          </table:table-cell>
          <table:table-cell office:value-type="string">
            <text:p>total</text:p>
          </table:table-cell>
          <table:table-cell table:formula="of:=SUM([.D20:.D23])" office:value-type="float" office:value="125.5">
            <text:p>125,5</text:p>
          </table:table-cell>
          <table:table-cell/>
          <table:table-cell table:formula="of:=SUM([.F20:.F23])" office:value-type="float" office:value="177">
            <text:p>177</text:p>
          </table:table-cell>
          <table:table-cell office:value-type="string">
            <text:p>total</text:p>
          </table:table-cell>
          <table:table-cell table:formula="of:=SUM([.H20:.H23])" office:value-type="float" office:value="287.5">
            <text:p>287,5</text:p>
          </table:table-cell>
          <table:table-cell/>
          <table:table-cell table:formula="of:=SUM([.J20:.J23])" office:value-type="float" office:value="401">
            <text:p>401</text:p>
          </table:table-cell>
          <table:table-cell office:value-type="string">
            <text:p>total</text:p>
          </table:table-cell>
          <table:table-cell table:formula="of:=SUM([.L20:.L23])" office:value-type="float" office:value="647.5">
            <text:p>647,5</text:p>
          </table:table-cell>
        </table:table-row>
        <table:table-row table:style-name="ro2" table:number-rows-repeated="104855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2" number:min-integer-digits="0"/>
    </number:number-style>
    <number:number-style style:name="N110">
      <number:number number:decimal-places="0" number:min-integer-digits="0"/>
    </number:number-style>
    <number:number-style style:name="N111">
      <number:number number:decimal-places="1" number:min-integer-digits="0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0 200" svg:d="m100 0c0 18-4 34-13 50s-21 27-37 37-32 13-50 13-34-4-50-13c-16-10-27-21-37-37-9-16-13-32-13-50s4-34 13-50c10-16 21-27 37-37 16-9 32-13 50-13s34 4 50 13c16 10 27 21 37 37 9 16 13 32 13 50z"/>
    <draw:marker draw:name="Fin_20_de_20_línea_20_2" draw:display-name="Fin de línea 2" svg:viewBox="0 0 20 30" svg:d="m10 0-10 30h20z"/>
    <draw:marker draw:name="Fin_20_de_20_línea_20_3" draw:display-name="Fin de línea 3" svg:viewBox="0 0 200 200" svg:d="m100 0c0 18-4 34-13 50s-21 27-37 37-32 13-50 13c-18 0-34-4-50-13-16-10-27-21-37-37-9-16-13-32-13-50 0-18 4-34 13-50 10-16 21-27 37-37 16-9 32-13 50-13 18 0 34 4 50 13 16 10 27 21 37 37 9 16 13 32 13 5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2-19T20:54:59</dc:date>
    <dc:creator>lean </dc:creator>
    <meta:editing-duration>PT3H21M27S</meta:editing-duration>
    <meta:editing-cycles>21</meta:editing-cycles>
    <meta:generator>LibreOffice/3.5$Linux_x86 LibreOffice_project/350m1$Build-2</meta:generator>
    <meta:document-statistic meta:table-count="3" meta:cell-count="296" meta:object-count="0"/>
  </office:meta>
</office:document-meta>
</file>